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acc" officeooo:paragraph-rsid="000b6acc"/>
    </style:style>
    <style:style style:name="P2" style:family="paragraph" style:parent-style-name="Standard">
      <style:text-properties officeooo:rsid="000d5101" officeooo:paragraph-rsid="000d5101"/>
    </style:style>
    <style:style style:name="P3" style:family="paragraph" style:parent-style-name="Standard">
      <style:text-properties officeooo:rsid="000ddbfd" officeooo:paragraph-rsid="000ddbfd"/>
    </style:style>
    <style:style style:name="P4" style:family="paragraph" style:parent-style-name="Standard">
      <style:text-properties officeooo:rsid="000eaf1c" officeooo:paragraph-rsid="000eaf1c"/>
    </style:style>
    <style:style style:name="P5" style:family="paragraph" style:parent-style-name="Standard">
      <style:text-properties officeooo:rsid="00130563" officeooo:paragraph-rsid="00130563"/>
    </style:style>
    <style:style style:name="P6" style:family="paragraph" style:parent-style-name="Standard">
      <style:text-properties officeooo:rsid="001448f6" officeooo:paragraph-rsid="001448f6"/>
    </style:style>
    <style:style style:name="P7" style:family="paragraph" style:parent-style-name="Standard">
      <style:text-properties officeooo:rsid="00149597" officeooo:paragraph-rsid="00149597"/>
    </style:style>
    <style:style style:name="P8" style:family="paragraph" style:parent-style-name="Standard">
      <style:text-properties officeooo:rsid="00159adb" officeooo:paragraph-rsid="00159adb"/>
    </style:style>
    <style:style style:name="T1" style:family="text">
      <style:text-properties officeooo:rsid="000ddbfd"/>
    </style:style>
    <style:style style:name="T2" style:family="text">
      <style:text-properties officeooo:rsid="00103e31"/>
    </style:style>
    <style:style style:name="T3" style:family="text">
      <style:text-properties officeooo:rsid="00117e3c"/>
    </style:style>
    <style:style style:name="T4" style:family="text">
      <style:text-properties officeooo:rsid="00144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kst=” Banana. “</text:p>
      <text:p text:style-name="P1">M = isalnum(Tekst) <text:s/>// nam vrne masko teksta, aka izlusci kateri znaki so alfanumericni in kateri ne</text:p>
      <text:p text:style-name="P1">Tekst = Tekst(M) // dobimo samo crke</text:p>
      <text:p text:style-name="P1">T = upper(Tekst) // vse crke damo v caps</text:p>
      <text:p text:style-name="P2">unique(T) // dobimo string unique crk</text:p>
      <text:p text:style-name="P2">U = unique(T)</text:p>
      <text:p text:style-name="P2"><text:span text:style-name="T1">F = </text:span>histc(T,U) // dobimo vektor pojavitev posameznih crk v besedilu T</text:p>
      <text:p text:style-name="P3">P=F/sum(F) // frekvence</text:p>
      <text:p text:style-name="P3"/>
      <text:p text:style-name="P4">H = -sum(P.*log2(P)) // <text:span text:style-name="T2">entropija</text:span></text:p>
      <text:p text:style-name="P4">pari=[T(1:end-1)', T(2:end)'] <text:s/>//<text:span text:style-name="T3">dobimo pare v besedi</text:span></text:p>
      <text:p text:style-name="P5">unique(pari, ‘rows’) //dobimo vse unikatne pare</text:p>
      <text:p text:style-name="P5"><text:s/>[U, I, J] = unique(pari, 'rows') // <text:span text:style-name="T4">J je zamenjava med posameznimi vrsticami z indeksi unikatnih parov, zato da lahko uporabimo histc</text:span></text:p>
      <text:p text:style-name="P6"/>
      <text:p text:style-name="P6">F=histc(J, [1, 2, 3]) // prestejemo ostevilcene pare</text:p>
      <text:p text:style-name="P7">H2=-P’*log2(P)</text:p>
      <text:p text:style-name="P7">H=H2-H</text:p>
      <text:p text:style-name="P7"/>
      <text:p text:style-name="P8">testiranje: test_naloga1(‘primeri’,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2:21:42.756150014</meta:creation-date>
    <dc:date>2019-03-07T13:15:44.678719031</dc:date>
    <meta:editing-duration>PT53M58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111" meta:character-count="711" meta:non-whitespace-character-count="613"/>
  </office:meta>
</office:document-meta>
</file>